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99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Navegando pelo sistema de arquivos_</text:p>
      <text:p text:style-name="Standard"/>
      <text:p text:style-name="Standard">pwd &gt; mostra a pasta onde está posicionado</text:p>
      <text:p text:style-name="Standard">ls &gt; lista os arquivos e pastas do diretório</text:p>
      <text:p text:style-name="Standard">cd &gt; change directory</text:p>
      <text:p text:style-name="Standard">cd / &gt; muda para diretório raiz</text:p>
      <text:p text:style-name="Standard"/>
      <text:p text:style-name="Standard">cd /{nome da pasta} &gt; somente para pastas que estão na raiz</text:p>
      <text:p text:style-name="Standard">cd {nome da pasta} &gt; para abrir demais pastas</text:p>
      <text:p text:style-name="Standard">cd .. &gt; retorna para diretório anterior</text:p>
      <text:p text:style-name="Standard">cd ../{nome diretório} &gt; retorna um diretório e acessa o diretório informado</text:p>
      <text:p text:style-name="Standard">cd {nome pasta}{2x tab} &gt; lista as pastas dentro da pasta informada e permanece com o comando</text:p>
      <text:p text:style-name="Standard">cd {inicial nome da pasta + tab} &gt; preenche o nome da pasta</text:p>
      <text:p text:style-name="Standard"/>
      <text:p text:style-name="Standard">*****************************</text:p>
      <text:p text:style-name="Standard"/>
      <text:p text:style-name="Standard">_Filtrando a exibição de arquivos_</text:p>
      <text:p text:style-name="Standard"/>
      <text:p text:style-name="Standard">ls | more &gt; mostra todas as pastas e arquivos de um diretório em lista, permitindo navegar</text:p>
      <text:p text:style-name="Standard">ls {inicial arquivo + tab} &gt; lista o arquivo filtrando</text:p>
      <text:p text:style-name="Standard">ls {inicial arquivo}* &gt; lista todos que iniciam com a inicial informada</text:p>
      <text:p text:style-name="Standard">ls m?g* &gt; </text:p>
      <text:p text:style-name="Standard"/>
      <text:p text:style-name="Standard">touch {nome do arquivo} &gt; cria um arquivo</text:p>
      <text:p text:style-name="Standard">cd ~ &gt; acesso direto ao diretório do usuário</text:p>
      <text:p text:style-name="Standard">ls arquivo[1-3]* &gt; lista somente os arquivo de 1 a 3</text:p>
      <text:p text:style-name="Standard">ls arquivo[2,5]* &gt; lista somente os arquivos 2 e 5</text:p>
      <text:p text:style-name="Standard">ls arquivo[^2,5]* &gt; lista todos arquivos menos 2 e 5</text:p>
      <text:p text:style-name="Standard"/>
      <text:p text:style-name="Standard">************************************</text:p>
      <text:p text:style-name="Standard"/>
      <text:p text:style-name="Standard">_Localizando arquivos_</text:p>
      <text:p text:style-name="Standard"/>
      <text:p text:style-name="Standard">ls /sys/kernel &gt; lista todos arquivos da pasta, sem precisar entrar nela</text:p>
      <text:p text:style-name="Standard">ls /sys/kernel/p* &gt; <text:s/>lsita todos arquivos da pasta que comecem com p</text:p>
      <text:p text:style-name="Standard"/>
      <text:p text:style-name="Standard">find -name arq* &gt; realiza busca do arquivo em todas as pastas de onde está posicionado, listando além do nome arquivo também a pasta onde está</text:p>
      <text:p text:style-name="Standard"/>
      <text:p text:style-name="Standard">********************</text:p>
      <text:p text:style-name="Standard"/>
      <text:p text:style-name="Standard">_Criando diretórios_</text:p>
      <text:p text:style-name="Standard"/>
      <text:p text:style-name="Standard">mkdir {nome da pasta} &gt; cria pasta</text:p>
      <text:p text:style-name="Standard">mkdir /home/{usuario}/{nome pasta}/{nome nova pasta}</text:p>
      <text:p text:style-name="Standard"/>
      <text:p text:style-name="Standard">******************************</text:p>
      <text:p text:style-name="Standard"/>
      <text:p text:style-name="Standard">_Excluindo arquivos e diretórios_</text:p>
      <text:p text:style-name="Standard"/>
      <text:p text:style-name="Standard">mkdir 'Meus Documentos' &gt; para criar pastas com espaço no meio, utilizar aspas simples</text:p>
      <text:p text:style-name="Standard">mkdir Documentos Planilhas &gt; criar as 2 pastas</text:p>
      <text:p text:style-name="Standard"><text:soft-page-break/></text:p>
      <text:p text:style-name="Standard">rmdir {nome da pasta} &gt; remove pasta</text:p>
      <text:p text:style-name="Standard">rm {nome do arquivo} &gt; remove arquivo</text:p>
      <text:p text:style-name="Standard">rm arquivo* &gt; remove todos os arquivos com esssa nomeclatura</text:p>
      <text:p text:style-name="Standard">rm *.txt &gt; remove todos os arquivos com extensão txt</text:p>
      <text:p text:style-name="Standard">rm -rf Planilhas/ &gt; r = recursivo , remove todos os arquivos e pastas do diretório.</text:p>
      <text:p text:style-name="Standard"/>
      <text:p text:style-name="Standard">*************************</text:p>
      <text:p text:style-name="Standard"/>
      <text:p text:style-name="Standard">_Obtendo ajuda_</text:p>
      <text:p text:style-name="Standard"/>
      <text:p text:style-name="Standard">ls --help &gt; lista comandos possíveis</text:p>
      <text:p text:style-name="Standard">ls -l <text:s/>&gt; lista longa de arquivos, contendo informações de permissão, data criação, etc</text:p>
      <text:p text:style-name="Standard"/>
      <text:p text:style-name="Standard">ls -a &gt; lista todos os arquivos, mesmo os ocultos</text:p>
      <text:p text:style-name="Standard">ls -la &gt; lista todos os arquivo, mesmo os ocultos, e também detalhes desses</text:p>
      <text:p text:style-name="Standard">ls -lh &gt; lista todos os arquivos e nos detalhes com informações mais claras</text:p>
      <text:p text:style-name="Standard"/>
      <text:p text:style-name="Standard">rm -rfv Teste/ &gt; v - verbose , remove informada e todos arquivos e pastas dentro desse e detalha em tela o que foi removido</text:p>
      <text:p text:style-name="Standard"/>
      <text:p text:style-name="Standard">rm -rfvi Documentos/ &gt; i pergunta confirmação de do comando</text:p>
      <text:p text:style-name="Standard"/>
      <text:p text:style-name="Standard">man ls &gt; mostra um manual do comando</text:p>
      <text:p text:style-name="Standard"/>
      <text:p text:style-name="Standard">***************</text:p>
      <text:p text:style-name="Standard"/>
      <text:p text:style-name="Standard">_Executando tarefas administrativas como root_</text:p>
      <text:p text:style-name="Standard"/>
      <text:p text:style-name="Standard">cat /etc/group &gt; listar todos os grupos de usuários e também os usuários adicionados a esses grupos</text:p>
      <text:p text:style-name="Standard"/>
      <text:p text:style-name="Standard">sudo {comando} &gt; executar comandos como administrador</text:p>
      <text:p text:style-name="Standard"/>
      <text:p text:style-name="Standard">sudo cat /etc/sudoers &gt; lista todos os usuários com permissão sudo/administrador</text:p>
      <text:p text:style-name="Standard"/>
      <text:p text:style-name="Standard">****************************</text:p>
      <text:p text:style-name="Standard"/>
      <text:p text:style-name="Standard">_Logando como usuário root_</text:p>
      <text:p text:style-name="Standard"/>
      <text:p text:style-name="Standard">sudo passwd root &gt; atribuir senha para o usuário root</text:p>
      <text:p text:style-name="Standard"/>
      <text:p text:style-name="Standard">su &gt; loga com usuário root</text:p>
      <text:p text:style-name="Standard">su {nome usuario} &gt; loga na conta do usuario</text:p>
      <text:p text:style-name="Standard"/>
      <text:p text:style-name="Standard">****************</text:p>
      <text:p text:style-name="Standard"/>
      <text:p text:style-name="Standard">_Liberando acesso remoto do usuário root_</text:p>
      <text:p text:style-name="Standard"/>
      <text:p text:style-name="Standard">cat /etc/ssh/sshd_config -&gt; abre arquivo de configurações <text:span text:style-name="T1">de acesso remoto (openssh)</text:span></text:p>
      <text:p text:style-name="Standard"/>
      <text:p text:style-name="Standard">sudo nano /etc/ssh/sshd_config &gt; edita arquivo de configurações</text:p>
      <text:p text:style-name="Standard"/>
      <text:p text:style-name="Standard"><text:soft-page-break/>para liberar acesso remoto do root, localizar PermitRootLogin e remover # do inicio, e colocar a palavra yes no final</text:p>
      <text:p text:style-name="Standard"/>
      <text:p text:style-name="Standard">systemctl status sshd &gt; visualizar o status do serviço</text:p>
      <text:p text:style-name="Standard">sudo systemctl restart sshd &gt; reinicia serviço</text:p>
      <text:p text:style-name="Standard"/>
      <text:p text:style-name="Standard">********************</text:p>
      <text:p text:style-name="Standard"/>
      <text:p text:style-name="Standard">_Trabalhando com arquivos de texto_</text:p>
      <text:p text:style-name="Standard"/>
      <text:p text:style-name="Standard">sudo nano novo-texto.txt &gt; cria um novo arquivo e edita</text:p>
      <text:p text:style-name="Standard"/>
      <text:p text:style-name="Standard">**********************</text:p>
      <text:p text:style-name="Standard"/>
      <text:p text:style-name="Standard">_Histórico de comandos_</text:p>
      <text:p text:style-name="Standard"/>
      <text:p text:style-name="Standard">history &gt; lista os últimos 1000 comandos executados pelo usuário</text:p>
      <text:p text:style-name="Standard">history 30 &gt; lista os últimos 30 comandos</text:p>
      <text:p text:style-name="Standard">history !{nº do comando} &gt; executa o comando da lista</text:p>
      <text:p text:style-name="Standard">!! &gt; executa o último comando executado</text:p>
      <text:p text:style-name="Standard">!?dat? &gt; busca um ou mais comandos executados, de acordo com o filtro aplicado e o executa</text:p>
      <text:p text:style-name="Standard">history | grep "Planilhas" &gt; lista todos os comandos executados na pasta</text:p>
      <text:p text:style-name="Standard">history | grep "ls" &gt; lista todos os comandos ls executados </text:p>
      <text:p text:style-name="Standard"/>
      <text:p text:style-name="Standard">export HISTTIMEFORMAT="%c " &gt; configura variável de ambiente para quando executar o comando history aparecer também informação completa de data e hora em que comando foi executado</text:p>
      <text:p text:style-name="Standard"/>
      <text:p text:style-name="Standard">set +o history &gt; desativa a gravação de histórico dos comandos executados pelo usuário</text:p>
      <text:p text:style-name="Standard">set -o history &gt; ativa a gravação de histórico </text:p>
      <text:p text:style-name="Standard"/>
      <text:p text:style-name="Standard">sudo nano .bashrc &gt; editar arquivo de parâmetros do usuário</text:p>
      <text:p text:style-name="Standard"/>
      <text:p text:style-name="Standard">cat .bash_history &gt; abre o arquivo que armazena histórico de comandos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6T22:54:20.541000000</dc:date>
    <meta:editing-duration>PT16M14S</meta:editing-duration>
    <meta:editing-cycles>1</meta:editing-cycles>
    <meta:document-statistic meta:table-count="0" meta:image-count="0" meta:object-count="0" meta:page-count="3" meta:paragraph-count="84" meta:word-count="748" meta:character-count="4486" meta:non-whitespace-character-count="3818"/>
    <meta:generator>LibreOffice/7.3.0.3$Windows_X86_64 LibreOffice_project/0f246aa12d0eee4a0f7adcefbf7c878fc2238db3</meta:generator>
  </office:meta>
</office:document-meta>
</file>